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0c7b" officeooo:paragraph-rsid="00120c7b"/>
    </style:style>
    <style:style style:name="P2" style:family="paragraph" style:parent-style-name="Standard">
      <style:text-properties officeooo:rsid="0012eb92" officeooo:paragraph-rsid="0012eb92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Tablef435077e8a6c4d2d80ae8cf1ce881469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xfq2pod" style:family="table-cell">
      <style:table-cell-properties fo:padding="0.1cm" style:vertical-align="middle" fo:background-color="#e6e6e6" fo:border="0.05pt solid #000000"/>
    </style:style>
    <style:style style:name="xfq4pod" style:family="table-cell">
      <style:table-cell-properties fo:padding="0.1cm" style:vertical-align="middle" fo:border="0.05pt solid #000000"/>
    </style:style>
    <style:style style:name="Table5679b889b50245c9820199295fd2a137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5679b889b50245c9820199295fd2a137.1" style:family="table-column">
      <style:table-column-properties style:column-width="8.17cm"/>
    </style:style>
    <style:style style:name="Table5679b889b50245c9820199295fd2a137.2" style:family="table-column">
      <style:table-column-properties style:column-width="9.42cm"/>
    </style:style>
    <style:style style:name="Tablef435077e8a6c4d2d80ae8cf1ce881469.1" style:family="table-column">
      <style:table-column-properties style:column-width="10.55cm"/>
    </style:style>
    <style:style style:name="Tablef435077e8a6c4d2d80ae8cf1ce881469.2" style:family="table-column">
      <style:table-column-properties style:column-width="7.04cm"/>
    </style:style>
    <style:style style:name="Tablee98a92ccbaa144d4976eb598801efce6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e98a92ccbaa144d4976eb598801efce6.1" style:family="table-column">
      <style:table-column-properties style:column-width="8.79cm"/>
    </style:style>
    <style:style style:name="Tablee98a92ccbaa144d4976eb598801efce6.2" style:family="table-column">
      <style:table-column-properties style:column-width="8.79cm"/>
    </style:style>
    <style:style style:name="Tablee96b4cfd03164abeabab84df61c5a4de" style:family="table" style:parent-style-name="podTable">
      <style:table-properties style:width="5.66cm" style:rel-width="32.17%" table:table-align="left" table:align="left" fo:margin-top="0.30cm" fo:margin-right="0.00cm" fo:margin-bottom="0.30cm" fo:margin-left="0.00cm"/>
    </style:style>
    <style:style style:name="xfq6pod" style:family="table-cell">
      <style:table-cell-properties style:vertical-align="middle" fo:border="0.05pt solid #000000" fo:padding="0.100cm"/>
    </style:style>
    <style:style style:name="Tablee96b4cfd03164abeabab84df61c5a4de.1" style:family="table-column">
      <style:table-column-properties style:column-width="0.81cm"/>
    </style:style>
    <style:style style:name="Tablee96b4cfd03164abeabab84df61c5a4de.2" style:family="table-column">
      <style:table-column-properties style:column-width="4.85cm"/>
    </style:style>
    <style:style style:name="Table84b5377a65884defae5876ec1e5073ed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84b5377a65884defae5876ec1e5073ed.1" style:family="table-column">
      <style:table-column-properties style:column-width="0.00cm"/>
    </style:style>
    <style:style style:name="Table84b5377a65884defae5876ec1e5073ed.2" style:family="table-column">
      <style:table-column-properties style:column-width="2.66cm"/>
    </style:style>
    <style:style style:name="Table84b5377a65884defae5876ec1e5073ed.3" style:family="table-column">
      <style:table-column-properties style:column-width="0.00cm"/>
    </style:style>
    <style:style style:name="Table84b5377a65884defae5876ec1e5073ed.4" style:family="table-column">
      <style:table-column-properties style:column-width="2.66cm"/>
    </style:style>
    <style:style style:name="Table84b5377a65884defae5876ec1e5073ed.5" style:family="table-column">
      <style:table-column-properties style:column-width="0.00cm"/>
    </style:style>
    <style:style style:name="Table84b5377a65884defae5876ec1e5073ed.6" style:family="table-column">
      <style:table-column-properties style:column-width="2.66cm"/>
    </style:style>
    <style:style style:name="Table84b5377a65884defae5876ec1e5073ed.7" style:family="table-column">
      <style:table-column-properties style:column-width="0.00cm"/>
    </style:style>
    <style:style style:name="Table84b5377a65884defae5876ec1e5073ed.8" style:family="table-column">
      <style:table-column-properties style:column-width="2.66cm"/>
    </style:style>
    <style:style style:name="Table84b5377a65884defae5876ec1e5073ed.9" style:family="table-column">
      <style:table-column-properties style:column-width="0.00cm"/>
    </style:style>
    <style:style style:name="Table84b5377a65884defae5876ec1e5073ed.10" style:family="table-column">
      <style:table-column-properties style:column-width="2.66cm"/>
    </style:style>
    <style:style style:name="Table84b5377a65884defae5876ec1e5073ed.11" style:family="table-column">
      <style:table-column-properties style:column-width="0.00cm"/>
    </style:style>
    <style:style style:name="Table84b5377a65884defae5876ec1e5073ed.12" style:family="table-column">
      <style:table-column-properties style:column-width="4.31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f435077e8a6c4d2d80ae8cf1ce881469" table:style-name="Tablef435077e8a6c4d2d80ae8cf1ce881469">
        <table:table-column table:style-name="Tablef435077e8a6c4d2d80ae8cf1ce881469.1"/>
        <table:table-column table:style-name="Tablef435077e8a6c4d2d80ae8cf1ce881469.2"/>
        <table:table-header-rows>
          <table:table-row>
            <table:table-cell table:style-name="xfq2pod">
              <text:p text:style-name="xfq1pod">Title column one<text:line-break/></text:p>
            </table:table-cell>
            <table:table-cell table:style-name="xfq2pod">
              <text:p text:style-name="podHeaderCellContent">title column two</text:p>
            </table:table-cell>
          </table:table-row>
        </table:table-header-rows>
        <table:table-row>
          <table:table-cell table:style-name="xfq4pod">
            <text:p text:style-name="xfq3pod">Hi with a <text:a xlink:type="simple" xlink:href="http://easi.wallonie.be">http://easi.wallonie.be</text:a><text:line-break/></text:p>
          </table:table-cell>
          <table:table-cell table:style-name="xfq4pod">
            <text:p text:style-name="podCellContent">fdff</text:p>
          </table:table-cell>
        </table:table-row>
        <table:table-row>
          <table:table-cell table:style-name="xfq4pod">
            <text:p text:style-name="xfq3pod"><text:line-break/></text:p>
          </table:table-cell>
          <table:table-cell table:style-name="xfq4pod">
            <text:p text:style-name="podCellContent"><text:line-break/></text:p>
          </table:table-cell>
        </table:table-row>
        <table:table-row>
          <table:table-cell table:style-name="xfq4pod">
            <text:p text:style-name="xfq5pod">Some text here<text:line-break/></text:p>
            <text:list text:style-name="podBulletedList">
              <text:list-item>
                <text:p text:style-name="podBulletItem">Bullet One</text:p>
              </text:list-item>
              <text:list-item>
                <text:p text:style-name="podBulletItem">Bullet Two</text:p>
              </text:list-item>
              <text:list-item>
                <text:list text:style-name="podBulletedList">
                  <text:list-item>
                    <text:p text:style-name="podBulletItem">Sub-bullet A</text:p>
                  </text:list-item>
                  <text:list-item>
                    <text:p text:style-name="podBulletItem">Sub-bullet B</text:p>
                  </text:list-item>
                  <text:list-item>
                    <text:list text:style-name="podBulletedList">
                      <text:list-item>
                        <text:p text:style-name="podBulletItem">Subsubboulette<text:line-break/></text:p>
                      </text:list-item>
                    </text:list>
                  </text:list-item>
                </text:list>
              </text:list-item>
            </text:list>
            <text:p text:style-name="xfq5pod"/>
          </table:table-cell>
          <table:table-cell table:style-name="xfq4pod">
            <table:table table:name="Table5679b889b50245c9820199295fd2a137" table:style-name="Table5679b889b50245c9820199295fd2a137">
              <table:table-column table:style-name="Table5679b889b50245c9820199295fd2a137.1"/>
              <table:table-column table:style-name="Table5679b889b50245c9820199295fd2a137.2"/>
              <table:table-row>
                <table:table-cell table:style-name="xfq4pod">
                  <text:p text:style-name="podCellContent">SubTable</text:p>
                </table:table-cell>
                <table:table-cell table:style-name="xfq4pod">
                  <text:p text:style-name="podCellContent">Columns 2<text:line-break/></text:p>
                </table:table-cell>
              </table:table-row>
            </table:table>
          </table:table-cell>
        </table:table-row>
      </table:table>
      <text:p><text:line-break/></text:p>
      <text:p text:style-name="Standard"/>
      <table:table table:name="Tableau1" table:style-name="Tableau1">
        <table:table-column table:style-name="Tableau1.A" table:number-columns-repeated="1"/>
        <table:table-column table:style-name="Tableau1.B" table:number-columns-repeated="1"/>
        <table:table-row>
          <table:table-cell table:style-name="Tableau1.A1" office:value-type="string" table:protected="false">
            <text:p text:style-name="Table_20_Contents"/>
          </table:table-cell>
          <table:table-cell table:style-name="Tableau1.B1" office:value-type="string" table:protected="false">
            <text:list text:style-name="podBulletedList">
              <text:list-item>
                <text:p text:style-name="podBulletItem">a</text:p>
              </text:list-item>
              <text:list-item>
                <text:p text:style-name="podBulletItem">b</text:p>
              </text:list-item>
              <text:list-item>
                <text:p text:style-name="podBulletItem">c</text:p>
              </text:list-item>
              <text:list-item>
                <text:list text:style-name="podBulletedList">
                  <text:list-item>
                    <text:p text:style-name="podBulletItem">SUB</text:p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e98a92ccbaa144d4976eb598801efce6" table:style-name="Tablee98a92ccbaa144d4976eb598801efce6">
        <table:table-column table:style-name="Tablee98a92ccbaa144d4976eb598801efce6.1"/>
        <table:table-column table:style-name="Tablee98a92ccbaa144d4976eb598801efce6.2"/>
        <table:table-row>
          <table:table-cell table:style-name="xfq4pod">
            <text:p text:style-name="podCellContent">AA</text:p>
          </table:table-cell>
          <table:table-cell table:style-name="xfq4pod">
            <text:p text:style-name="podCellContent">BB</text:p>
          </table:table-cell>
        </table:table-row>
      </table:table>
      <table:table table:name="Tablee96b4cfd03164abeabab84df61c5a4de" table:style-name="Tablee96b4cfd03164abeabab84df61c5a4de">
        <table:table-column table:style-name="Tablee96b4cfd03164abeabab84df61c5a4de.1"/>
        <table:table-column table:style-name="Tablee96b4cfd03164abeabab84df61c5a4de.2"/>
        <table:table-row>
          <table:table-cell table:style-name="xfq6pod">
            <text:p text:style-name="podCellContent">1</text:p>
          </table:table-cell>
          <table:table-cell table:style-name="xfq6pod">
            <text:p text:style-name="podCellContent">Texte texte texte texte texte texte texte texte <text:span text:style-name="xfq7pod">gras souligné</text:span> texte texte texte texte texte texte</text:p>
          </table:table-cell>
        </table:table-row>
        <table:table-row>
          <table:table-cell table:style-name="xfq6pod">
            <text:p text:style-name="podCellContent">2</text:p>
          </table:table-cell>
          <table:table-cell table:style-name="xfq6pod">
            <text:p text:style-name="podCellContent">Texte texte texte texte texte texte texte texte <text:span text:style-name="xfq8pod">italique</text:span> texte texte texte texte texte texte texte</text:p>
          </table:table-cell>
        </table:table-row>
        <table:table-row>
          <table:table-cell table:style-name="xfq6pod">
            <text:p text:style-name="podCellContent">3</text:p>
          </table:table-cell>
          <table:table-cell table:style-name="xfq6pod">
            <text:p text:style-name="podCellContent">Texte texte texte texte texte texte texte texte texte <text:span text:style-name="xfq9pod">barré</text:span> texte texte texte texte texte texte</text:p>
          </table:table-cell>
        </table:table-row>
      </table:table>
      <text:p text:style-name="P1"/>
      <table:table table:name="Table84b5377a65884defae5876ec1e5073ed" table:style-name="Table84b5377a65884defae5876ec1e5073ed">
        <table:table-column table:style-name="Table84b5377a65884defae5876ec1e5073ed.1"/>
        <table:table-column table:style-name="Table84b5377a65884defae5876ec1e5073ed.2"/>
        <table:table-column table:style-name="Table84b5377a65884defae5876ec1e5073ed.3"/>
        <table:table-column table:style-name="Table84b5377a65884defae5876ec1e5073ed.4"/>
        <table:table-column table:style-name="Table84b5377a65884defae5876ec1e5073ed.5"/>
        <table:table-column table:style-name="Table84b5377a65884defae5876ec1e5073ed.6"/>
        <table:table-column table:style-name="Table84b5377a65884defae5876ec1e5073ed.7"/>
        <table:table-column table:style-name="Table84b5377a65884defae5876ec1e5073ed.8"/>
        <table:table-column table:style-name="Table84b5377a65884defae5876ec1e5073ed.9"/>
        <table:table-column table:style-name="Table84b5377a65884defae5876ec1e5073ed.10"/>
        <table:table-column table:style-name="Table84b5377a65884defae5876ec1e5073ed.11"/>
        <table:table-column table:style-name="Table84b5377a65884defae5876ec1e5073ed.12"/>
        <table:table-row>
          <table:table-cell table:style-name="xfq4pod" table:number-columns-spanned="2">
            <text:p text:style-name="podCellContent">SOCIETE</text:p>
          </table:table-cell>
          <table:table-cell table:style-name="xfq4pod" table:number-columns-spanned="2">
            <text:p text:style-name="podCellContent">OUTIL</text:p>
          </table:table-cell>
          <table:table-cell table:style-name="xfq4pod" table:number-columns-spanned="2">
            <text:p text:style-name="podCellContent">POUBELLES</text:p>
          </table:table-cell>
          <table:table-cell table:style-name="xfq4pod" table:number-columns-spanned="2">
            <text:p text:style-name="podCellContent">VELOS</text:p>
          </table:table-cell>
          <table:table-cell table:style-name="xfq4pod" table:number-columns-spanned="2">
            <text:p text:style-name="podCellContent">CENDRIERS</text:p>
          </table:table-cell>
          <table:table-cell table:style-name="xfq4pod" table:number-columns-spanned="2">
            <text:p text:style-name="podCellContent">TOTAL DE L'OFFRE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xfq1pod" style:family="paragraph" style:parent-style-name="podHeaderCellContent">
      <style:paragraph-properties fo:text-align="end"/>
    </style:style>
    <style:style style:name="xfq3pod" style:family="paragraph" style:parent-style-name="podCellContent">
      <style:paragraph-properties fo:text-align="end"/>
    </style:style>
    <style:style style:name="xfq5pod" style:family="paragraph" style:parent-style-name="podCellContent">
      <style:paragraph-properties fo:text-align="start"/>
    </style:style>
    <style:style style:name="xfq7pod" style:family="text">
      <style:text-properties fo:font-weight="bold" style:text-line-through-style="solid"/>
    </style:style>
    <style:style style:name="xfq8pod" style:family="text">
      <style:text-properties fo:font-style="italic"/>
    </style:style>
    <style:style style:name="xfq9pod" style:family="text">
      <style:text-properties style:text-line-through-style="solid"/>
    </style:style>
    <text:list-style style:name="podNumberedList">
      <text:list-level-style-number text:level="1" text:style-name="podNumberStyle" style:num-suffix="." style:num-format="1">
        <style:list-level-properties text:space-before="0.08in" text:min-label-width="0.32in"/>
      </text:list-level-style-number>
      <text:list-level-style-number text:level="2" text:style-name="podNumberStyle" style:num-suffix="." style:num-format="1">
        <style:list-level-properties text:space-before="0.4in" text:min-label-width="0.32in"/>
      </text:list-level-style-number>
      <text:list-level-style-number text:level="3" text:style-name="podNumberStyle" style:num-suffix="." style:num-format="1">
        <style:list-level-properties text:space-before="0.72in" text:min-label-width="0.32in"/>
      </text:list-level-style-number>
      <text:list-level-style-number text:level="4" text:style-name="podNumberStyle" style:num-suffix="." style:num-format="1">
        <style:list-level-properties text:space-before="1.04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1in" text:min-label-width="0.3in"/>
      </text:list-level-style-bullet>
      <text:list-level-style-bullet text:level="2" text:style-name="podBulletStyle" text:bullet-char="◦">
        <style:list-level-properties text:space-before="0.42in" text:min-label-width="0.3in"/>
      </text:list-level-style-bullet>
      <text:list-level-style-bullet text:level="3" text:style-name="podBulletStyle" text:bullet-char="▪">
        <style:list-level-properties text:space-before="0.74in" text:min-label-width="0.3in"/>
      </text:list-level-style-bullet>
      <text:list-level-style-bullet text:level="4" text:style-name="podBulletStyle" text:bullet-char="•">
        <style:list-level-properties text:space-before="1.06in" text:min-label-width="0.3in"/>
      </text:list-level-style-bullet>
    </text:list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4-22T11:41:28.673191655</dc:date>
    <dc:language>en-US</dc:language>
    <meta:editing-cycles>18</meta:editing-cycles>
    <meta:editing-duration>PT1H55M9S</meta:editing-duration>
    <meta:document-statistic meta:table-count="1" meta:image-count="0" meta:object-count="0" meta:page-count="1" meta:paragraph-count="4" meta:word-count="41" meta:character-count="228" meta:non-whitespace-character-count="191"/>
    <meta:user-defined meta:name="Info 1"/>
    <meta:user-defined meta:name="Info 2"/>
    <meta:user-defined meta:name="Info 3"/>
    <meta:user-defined meta:name="Info 4"/>
    <dc:title>xhtmlComplexTables</dc:title>
  </office:meta>
</office:document-meta>
</file>